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6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measurelines" svg:width="2cm" svg:height="2cm" svg:x="8cm" svg:y="6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8cm" svg:x2="9cm" svg:y2="9cm">
          <text:p/>
        </draw:line>
        <draw:line draw:style-name="gr3" draw:text-style-name="P1" draw:layer="measurelines" svg:x1="10cm" svg:y1="7cm" svg:x2="16cm" svg:y2="7cm">
          <text:p/>
        </draw:line>
        <draw:frame draw:style-name="gr4" draw:layer="measurelines" svg:width="1cm" svg:height="1.25cm" svg:x="7.5cm" svg:y="8cm">
          <draw:text-box>
            <text:p>Y</text:p>
          </draw:text-box>
        </draw:frame>
        <draw:line draw:style-name="gr5" draw:text-style-name="P1" draw:layer="measurelines" svg:x1="9cm" svg:y1="6cm" svg:x2="9cm" svg:y2="3cm">
          <text:p/>
        </draw:line>
        <draw:frame draw:style-name="gr6" draw:text-style-name="P2" draw:layer="measurelines" svg:width="16cm" svg:height="2.783cm" svg:x="2cm" svg:y="1.5cm">
          <draw:text-box>
            <text:p text:style-name="P1"><text:span text:style-name="T2">CDFG – R_Sort</text:span></text:p>
            <text:p text:style-name="P1"><text:span text:style-name="T2"/></text:p>
          </draw:text-box>
        </draw:frame>
        <draw:line draw:style-name="gr5" draw:text-style-name="P1" draw:layer="measurelines" svg:x1="5cm" svg:y1="19cm" svg:x2="9cm" svg:y2="19cm">
          <text:p/>
        </draw:line>
        <draw:line draw:style-name="gr5" draw:text-style-name="P1" draw:layer="measurelines" svg:x1="5cm" svg:y1="4.5cm" svg:x2="5cm" svg:y2="19cm">
          <text:p/>
        </draw:line>
        <draw:custom-shape draw:style-name="gr1" draw:text-style-name="P1" draw:layer="measurelines" svg:width="3.763cm" svg:height="2cm" svg:x="7.237cm" svg:y="9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measurelines" svg:width="3.763cm" svg:height="2cm" svg:x="7.237cm" svg:y="12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measurelines" svg:x1="9cm" svg:y1="11cm" svg:x2="9cm" svg:y2="12.5cm">
          <text:p/>
        </draw:line>
        <draw:line draw:style-name="gr5" draw:text-style-name="P1" draw:layer="measurelines" svg:x1="9cm" svg:y1="14.5cm" svg:x2="9cm" svg:y2="19cm">
          <text:p/>
        </draw:line>
        <draw:line draw:style-name="gr7" draw:text-style-name="P1" draw:layer="measurelines" svg:x1="5cm" svg:y1="4.5cm" svg:x2="9cm" svg:y2="4.5cm">
          <text:p/>
        </draw:line>
        <draw:line draw:style-name="gr8" draw:text-style-name="P1" draw:layer="measurelines" svg:x1="16cm" svg:y1="7cm" svg:x2="16cm" svg:y2="21.5cm">
          <text:p/>
        </draw:line>
        <draw:custom-shape draw:style-name="gr1" draw:text-style-name="P1" draw:layer="measurelines" svg:width="2cm" svg:height="2cm" svg:x="15cm" svg:y="21.5cm">
          <text:p text:style-name="P1"><text:span text:style-name="T1">DR</text:span>: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ucketize" draw:style-name="dp1" draw:master-page-name="Default">
        <office:forms form:automatic-focus="false" form:apply-design-mode="false"/>
        <draw:connector draw:style-name="gr5" draw:text-style-name="P1" draw:layer="layout" draw:line-skew="8.828cm" svg:x1="4.5cm" svg:y1="6cm" svg:x2="8.963cm" svg:y2="23.693cm" draw:start-shape="id1" draw:start-glue-point="3" svg:d="m4500 6000v18000h4463v-307">
          <text:p/>
        </draw:connector>
        <draw:g>
          <draw:custom-shape draw:style-name="gr1" draw:text-style-name="P1" draw:layer="layout" svg:width="2cm" svg:height="2cm" svg:x="8cm" svg:y="9.5cm">
            <text:p text:style-name="P1"><text:span text:style-name="T1">tmp(i)</text:span>=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8cm" svg:y="18.5cm">
            <text:p text:style-name="P1">+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6.5cm" svg:y2="13cm">
            <text:p/>
          </draw:line>
          <draw:line draw:style-name="gr2" draw:text-style-name="P1" draw:layer="layout" svg:x1="9cm" svg:y1="11.5cm" svg:x2="11.5cm" svg:y2="13cm">
            <text:p/>
          </draw:line>
          <draw:g>
            <draw:custom-shape draw:style-name="gr1" draw:text-style-name="P1" draw:layer="layout" svg:width="2cm" svg:height="2cm" svg:x="10.5cm" svg:y="13cm">
              <text:p text:style-name="P1"><text:s/>B_1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10.5cm" svg:y="16cm">
              <text:p text:style-name="P1">+<text:span text:style-name="T1">idx_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1.5cm" svg:y1="15cm" svg:x2="11.5cm" svg:y2="16cm">
              <text:p/>
            </draw:line>
          </draw:g>
          <draw:g>
            <draw:custom-shape draw:style-name="gr1" draw:text-style-name="P1" draw:layer="layout" svg:width="2cm" svg:height="2cm" svg:x="5.5cm" svg:y="13cm">
              <text:p text:style-name="P1"><text:s/>B_0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5.5cm" svg:y="16cm">
              <text:p text:style-name="P1">+<text:span text:style-name="T1">idx_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cm" svg:y1="15cm" svg:x2="6.5cm" svg:y2="16cm">
              <text:p/>
            </draw:line>
          </draw:g>
          <draw:line draw:style-name="gr7" draw:text-style-name="P1" draw:layer="layout" svg:x1="6.5cm" svg:y1="15cm" svg:x2="9cm" svg:y2="18.5cm">
            <text:p/>
          </draw:line>
          <draw:line draw:style-name="gr7" draw:text-style-name="P1" draw:layer="layout" svg:x1="11.5cm" svg:y1="15cm" svg:x2="9cm" svg:y2="18.5cm">
            <text:p/>
          </draw:line>
          <draw:line draw:style-name="gr5" draw:text-style-name="P1" draw:layer="layout" svg:x1="9cm" svg:y1="20.5cm" svg:x2="9cm" svg:y2="23.5cm">
            <text:p/>
          </draw:line>
          <draw:line draw:style-name="gr7" draw:text-style-name="P1" draw:id="id1" draw:layer="layout" svg:x1="4.5cm" svg:y1="6cm" svg:x2="9cm" svg:y2="6cm">
            <text:p/>
          </draw:line>
          <draw:line draw:style-name="gr5" draw:text-style-name="P1" draw:layer="layout" svg:x1="6.5cm" svg:y1="18cm" svg:x2="9cm" svg:y2="23.5cm">
            <text:p/>
          </draw:line>
          <draw:line draw:style-name="gr5" draw:text-style-name="P1" draw:layer="layout" svg:x1="11.5cm" svg:y1="18cm" svg:x2="9cm" svg:y2="23.5cm">
            <text:p/>
          </draw:line>
          <draw:custom-shape draw:style-name="gr1" draw:text-style-name="P1" draw:layer="layout" svg:width="2cm" svg:height="2cm" svg:x="8cm" svg:y="6.5cm">
            <text:p text:style-name="P1">&lt;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11.5cm" svg:y2="13cm">
            <text:p/>
          </draw:line>
          <draw:line draw:style-name="gr2" draw:text-style-name="P1" draw:layer="layout" svg:x1="9cm" svg:y1="8.5cm" svg:x2="9cm" svg:y2="9.5cm">
            <text:p/>
          </draw:line>
          <draw:line draw:style-name="gr3" draw:text-style-name="P1" draw:layer="layout" svg:x1="10cm" svg:y1="7.5cm" svg:x2="16cm" svg:y2="7.5cm">
            <text:p/>
          </draw:line>
          <draw:line draw:style-name="gr2" draw:text-style-name="P1" draw:layer="layout" svg:x1="16cm" svg:y1="7.5cm" svg:x2="16cm" svg:y2="26.5cm">
            <text:p/>
          </draw:line>
          <draw:frame draw:style-name="gr4" draw:layer="layout" svg:width="3.5cm" svg:height="1.25cm" svg:x="9.5cm" svg:y="8.5cm">
            <draw:text-box>
              <text:p>Y</text:p>
            </draw:text-box>
          </draw:frame>
          <draw:frame draw:style-name="gr4" draw:layer="layout" svg:width="2cm" svg:height="1.25cm" svg:x="11cm" svg:y="6cm">
            <draw:text-box>
              <text:p>N</text:p>
            </draw:text-box>
          </draw:frame>
          <draw:frame draw:style-name="gr4" draw:layer="layout" svg:width="1cm" svg:height="1.25cm" svg:x="6.5cm" svg:y="11.5cm">
            <draw:text-box>
              <text:p>Y</text:p>
            </draw:text-box>
          </draw:frame>
          <draw:frame draw:style-name="gr4" draw:layer="layout" svg:width="1cm" svg:height="1.25cm" svg:x="10.5cm" svg:y="11.25cm">
            <draw:text-box>
              <text:p>N</text:p>
            </draw:text-box>
          </draw:frame>
        </draw:g>
        <draw:line draw:style-name="gr5" draw:text-style-name="P1" draw:layer="layout" svg:x1="9cm" svg:y1="6.5cm" svg:x2="9cm" svg:y2="4.5cm">
          <text:p/>
        </draw:line>
        <draw:custom-shape draw:style-name="gr9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2" draw:layer="layout" svg:width="16cm" svg:height="2.25cm" svg:x="2cm" svg:y="1.5cm">
          <draw:text-box>
            <text:p text:style-name="P1"><text:span text:style-name="T2">CDFG - ”bucketize”</text:span></text:p>
          </draw:text-box>
        </draw:frame>
      </draw:page>
      <draw:page draw:name="Merge" draw:style-name="dp1" draw:master-page-name="Default">
        <office:forms form:automatic-focus="false" form:apply-design-mode="false"/>
        <draw:custom-shape draw:style-name="gr1" draw:text-style-name="P1" draw:layer="layout" svg:width="2cm" svg:height="2cm" svg:x="8cm" svg:y="8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7cm" svg:x2="9cm" svg:y2="8cm">
          <text:p/>
        </draw:line>
        <draw:line draw:style-name="gr3" draw:text-style-name="P1" draw:id="id3" draw:layer="layout" svg:x1="10cm" svg:y1="6cm" svg:x2="16cm" svg:y2="6cm">
          <text:p/>
        </draw:line>
        <draw:frame draw:style-name="gr4" draw:layer="layout" svg:width="1cm" svg:height="1.25cm" svg:x="8cm" svg:y="7cm">
          <draw:text-box>
            <text:p>Y</text:p>
          </draw:text-box>
        </draw:frame>
        <draw:frame draw:style-name="gr4" draw:layer="layout" svg:width="2cm" svg:height="1.25cm" svg:x="11cm" svg:y="4.5cm">
          <draw:text-box>
            <text:p>N</text:p>
          </draw:text-box>
        </draw:frame>
        <draw:custom-shape draw:style-name="gr1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5cm" svg:x2="9cm" svg:y2="3cm">
          <text:p/>
        </draw:line>
        <draw:frame draw:style-name="gr6" draw:text-style-name="P2" draw:layer="layout" svg:width="16cm" svg:height="2.25cm" svg:x="2cm" svg:y="1.5cm">
          <draw:text-box>
            <text:p text:style-name="P1"><text:span text:style-name="T2">CDFG - ”Merge”</text:span></text:p>
          </draw:text-box>
        </draw:frame>
        <draw:line draw:style-name="gr7" draw:text-style-name="P1" draw:layer="layout" svg:x1="9cm" svg:y1="10cm" svg:x2="7.5cm" svg:y2="11cm">
          <text:p/>
        </draw:line>
        <draw:line draw:style-name="gr7" draw:text-style-name="P1" draw:layer="layout" svg:x1="9cm" svg:y1="10cm" svg:x2="10.5cm" svg:y2="11cm">
          <text:p/>
        </draw:line>
        <draw:line draw:style-name="gr7" draw:text-style-name="P1" draw:layer="measurelines" svg:x1="10.5cm" svg:y1="13cm" svg:x2="9cm" svg:y2="14.5cm">
          <text:p/>
        </draw:line>
        <draw:line draw:style-name="gr5" draw:text-style-name="P1" draw:layer="measurelines" svg:x1="5cm" svg:y1="14.5cm" svg:x2="9cm" svg:y2="14.5cm">
          <text:p/>
        </draw:line>
        <draw:line draw:style-name="gr7" draw:text-style-name="P1" draw:layer="measurelines" svg:x1="7.5cm" svg:y1="13cm" svg:x2="9cm" svg:y2="14.5cm">
          <text:p/>
        </draw:line>
        <draw:custom-shape draw:style-name="gr10" draw:text-style-name="P1" draw:layer="layout" svg:width="2cm" svg:height="2cm" svg:x="6.5cm" svg:y="11cm">
          <text:p text:style-name="P1">+<text:span text:style-name="T1">i_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measurelines" svg:x1="5cm" svg:y1="4.5cm" svg:x2="5cm" svg:y2="14.5cm">
          <text:p/>
        </draw:line>
        <draw:line draw:style-name="gr7" draw:text-style-name="P1" draw:layer="measurelines" svg:x1="5cm" svg:y1="4.5cm" svg:x2="9cm" svg:y2="4.5cm">
          <text:p/>
        </draw:line>
        <draw:custom-shape draw:style-name="gr1" draw:text-style-name="P1" draw:layer="measurelines" svg:width="2cm" svg:height="2cm" svg:x="8cm" svg:y="19.5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2cm" svg:height="2cm" svg:x="8cm" svg:y="16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8.5cm" svg:x2="9cm" svg:y2="19.5cm">
          <text:p/>
        </draw:line>
        <draw:frame draw:style-name="gr4" draw:layer="measurelines" svg:width="1cm" svg:height="1.25cm" svg:x="8cm" svg:y="18.5cm">
          <draw:text-box>
            <text:p>Y</text:p>
          </draw:text-box>
        </draw:frame>
        <draw:custom-shape draw:style-name="gr1" draw:text-style-name="P1" draw:layer="measurelines" svg:width="2cm" svg:height="2cm" svg:x="9.5cm" svg:y="22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cm" svg:y1="21.5cm" svg:x2="7.5cm" svg:y2="22.5cm">
          <text:p/>
        </draw:line>
        <draw:line draw:style-name="gr7" draw:text-style-name="P1" draw:layer="measurelines" svg:x1="9cm" svg:y1="21.5cm" svg:x2="10.5cm" svg:y2="22.5cm">
          <text:p/>
        </draw:line>
        <draw:line draw:style-name="gr7" draw:text-style-name="P1" draw:layer="measurelines" svg:x1="10.5cm" svg:y1="24.5cm" svg:x2="9cm" svg:y2="26cm">
          <text:p/>
        </draw:line>
        <draw:line draw:style-name="gr5" draw:text-style-name="P1" draw:layer="measurelines" svg:x1="5cm" svg:y1="26cm" svg:x2="9cm" svg:y2="26cm">
          <text:p/>
        </draw:line>
        <draw:line draw:style-name="gr7" draw:text-style-name="P1" draw:layer="measurelines" svg:x1="7.5cm" svg:y1="24.5cm" svg:x2="9cm" svg:y2="26cm">
          <text:p/>
        </draw:line>
        <draw:custom-shape draw:style-name="gr10" draw:text-style-name="P1" draw:layer="measurelines" svg:width="2cm" svg:height="2cm" svg:x="6.5cm" svg:y="22.5cm">
          <text:p text:style-name="P1">+<text:span text:style-name="T1">i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measurelines" svg:x1="5cm" svg:y1="16cm" svg:x2="5cm" svg:y2="26cm">
          <text:p/>
        </draw:line>
        <draw:line draw:style-name="gr7" draw:text-style-name="P1" draw:layer="measurelines" svg:x1="5cm" svg:y1="16cm" svg:x2="9cm" svg:y2="16cm">
          <text:p/>
        </draw:line>
        <draw:line draw:style-name="gr8" draw:text-style-name="P1" draw:id="id2" draw:layer="measurelines" svg:x1="9cm" svg:y1="15.5cm" svg:x2="9cm" svg:y2="16.5cm">
          <text:p/>
        </draw:line>
        <draw:connector draw:style-name="gr11" draw:text-style-name="P1" draw:layer="measurelines" draw:line-skew="4.25cm" svg:x1="9cm" svg:y1="15.5cm" svg:x2="16cm" svg:y2="6cm" draw:start-shape="id2" draw:start-glue-point="0" draw:end-shape="id3" draw:end-glue-point="1" svg:d="m9000 15500v-500h7000v-9000">
          <text:p/>
        </draw:connector>
        <draw:line draw:style-name="gr11" draw:text-style-name="P1" draw:layer="measurelines" svg:x1="10cm" svg:y1="17.5cm" svg:x2="16cm" svg:y2="17.5cm">
          <text:p/>
        </draw:line>
        <draw:frame draw:style-name="gr4" draw:layer="measurelines" svg:width="2cm" svg:height="1.25cm" svg:x="10cm" svg:y="16.5cm">
          <draw:text-box>
            <text:p>N</text:p>
          </draw:text-box>
        </draw:frame>
        <draw:line draw:style-name="gr8" draw:text-style-name="P1" draw:layer="measurelines" svg:x1="16cm" svg:y1="17.5cm" svg:x2="16cm" svg:y2="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04T18:31:40</dc:date>
    <meta:editing-duration>PT00H38M00S</meta:editing-duration>
    <meta:editing-cycles>4</meta:editing-cycles>
    <meta:generator>OpenOffice.org/3.1$Solaris_Sparc OpenOffice.org_project/310m19$Build-9420</meta:generator>
    <meta:document-statistic meta:object-count="82"/>
  </office:meta>
</office:document-meta>
</file>